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9.504cm"/>
    </style:style>
    <style:style style:name="co5" style:family="table-column">
      <style:table-column-properties fo:break-before="auto" style:column-width="8.8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" style:family="table-cell" style:parent-style-name="Default">
      <style:table-cell-properties fo:background-color="#afd095" fo:border="0.74pt solid #000000"/>
      <style:text-properties style:use-window-font-color="true"/>
    </style:style>
    <style:style style:name="ce8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4" table:default-cell-style-name="ce5"/>
        <table:table-column table:style-name="co5" table:default-cell-style-name="ce5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AbiWord</text:p>
          </table:table-cell>
          <table:table-cell table:style-name="Default" table:number-columns-repeated="7"/>
          <table:table-cell/>
          <table:table-cell table:style-name="ce1" office:value-type="string" calcext:value-type="string">
            <text:p>Midori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42261" calcext:value-type="float">
            <text:p>142261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SendMessageW ( 0x00300e60, WM_CTLCOLORSTATIC, 2298550815, 1118136 )</text:p>
          </table:table-cell>
          <table:table-cell office:value-type="float" office:value="9437205" calcext:value-type="float">
            <text:p>9437205</text:p>
          </table:table-cell>
          <table:table-cell/>
          <table:table-cell office:value-type="string" calcext:value-type="string">
            <text:p>0.0000402</text:p>
          </table:table-cell>
          <table:table-cell/>
          <table:table-cell office:value-type="float" office:value="150589" calcext:value-type="float">
            <text:p>150589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SendMessageW ( 0x000c07f8, WM_CTLCOLORSTATIC, 3036745678, 985174 )</text:p>
          </table:table-cell>
          <table:table-cell office:value-type="float" office:value="453050368" calcext:value-type="float">
            <text:p>453050368</text:p>
          </table:table-cell>
          <table:table-cell/>
          <table:table-cell office:value-type="string" calcext:value-type="string">
            <text:p>0.0000039</text:p>
          </table:table-cell>
        </table:table-row>
        <table:table-row table:style-name="ro1">
          <table:table-cell office:value-type="float" office:value="142262" calcext:value-type="float">
            <text:p>142262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IsWindow ( 0x00300e60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4</text:p>
          </table:table-cell>
          <table:table-cell/>
          <table:table-cell office:value-type="float" office:value="150590" calcext:value-type="float">
            <text:p>150590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IsWindow ( 0x000c07f8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63" calcext:value-type="float">
            <text:p>142263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AcquireSRWLockShared ( 0x72e330bc )</text:p>
          </table:table-cell>
          <table:table-cell table:number-columns-repeated="2"/>
          <table:table-cell office:value-type="string" calcext:value-type="string">
            <text:p>0.0000003</text:p>
          </table:table-cell>
          <table:table-cell/>
          <table:table-cell office:value-type="float" office:value="150591" calcext:value-type="float">
            <text:p>150591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AcquireSRWLockShared ( 0x72e330bc )</text:p>
          </table:table-cell>
          <table:table-cell table:number-columns-repeated="2"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64" calcext:value-type="float">
            <text:p>142264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GetWindowLongW ( 0x00300e60, -2 )</text:p>
          </table:table-cell>
          <table:table-cell office:value-type="float" office:value="7228000" calcext:value-type="float">
            <text:p>7228000</text:p>
          </table:table-cell>
          <table:table-cell/>
          <table:table-cell office:value-type="string" calcext:value-type="string">
            <text:p>0.0000005</text:p>
          </table:table-cell>
          <table:table-cell/>
          <table:table-cell office:value-type="float" office:value="150592" calcext:value-type="float">
            <text:p>150592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GetWindowLongW ( 0x000c07f8, -2 )</text:p>
          </table:table-cell>
          <table:table-cell office:value-type="float" office:value="58722272" calcext:value-type="float">
            <text:p>58722272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65" calcext:value-type="float">
            <text:p>142265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ReleaseSRWLockShared ( 0x72e330bc )</text:p>
          </table:table-cell>
          <table:table-cell table:number-columns-repeated="2"/>
          <table:table-cell office:value-type="string" calcext:value-type="string">
            <text:p>0.0000002</text:p>
          </table:table-cell>
          <table:table-cell/>
          <table:table-cell office:value-type="float" office:value="150593" calcext:value-type="float">
            <text:p>150593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ReleaseSRWLockShared ( 0x72e330bc )</text:p>
          </table:table-cell>
          <table:table-cell table:number-columns-repeated="2"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266" calcext:value-type="float">
            <text:p>142266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6" office:value-type="string" calcext:value-type="string">
            <text:p>GetWindowLongA ( 0x00110fb8, GWL_USERDATA )</text:p>
          </table:table-cell>
          <table:table-cell table:style-name="ce6" office:value-type="float" office:value="9124431" calcext:value-type="float">
            <text:p>9124431</text:p>
          </table:table-cell>
          <table:table-cell/>
          <table:table-cell office:value-type="string" calcext:value-type="string">
            <text:p>0.0000005</text:p>
          </table:table-cell>
          <table:table-cell/>
          <table:table-cell office:value-type="float" office:value="150594" calcext:value-type="float">
            <text:p>150594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ori_0.5.11_32_.exe</text:p>
          </table:table-cell>
          <table:table-cell office:value-type="string" calcext:value-type="string">
            <text:p>GetWindowLongA ( 0x000f0856, GWL_USERDATA )</text:p>
          </table:table-cell>
          <table:table-cell office:value-type="float" office:value="10641482" calcext:value-type="float">
            <text:p>10641482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67" calcext:value-type="float">
            <text:p>142267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7" office:value-type="string" calcext:value-type="string">
            <text:p>GetSysColor ( COLOR_BTNFACE )</text:p>
          </table:table-cell>
          <table:table-cell table:style-name="ce7" office:value-type="float" office:value="15790320" calcext:value-type="float">
            <text:p>15790320</text:p>
          </table:table-cell>
          <table:table-cell/>
          <table:table-cell office:value-type="string" calcext:value-type="string">
            <text:p>0.0000006</text:p>
          </table:table-cell>
          <table:table-cell table:number-columns-repeated="9"/>
        </table:table-row>
        <table:table-row table:style-name="ro1">
          <table:table-cell office:value-type="float" office:value="142268" calcext:value-type="float">
            <text:p>142268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7" office:value-type="string" calcext:value-type="string">
            <text:p>SetTextColor ( 0x89011a1f, 15790320 )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0.0000005</text:p>
          </table:table-cell>
          <table:table-cell table:number-columns-repeated="9"/>
        </table:table-row>
        <table:table-row table:style-name="ro1">
          <table:table-cell office:value-type="float" office:value="142269" calcext:value-type="float">
            <text:p>142269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7" office:value-type="string" calcext:value-type="string">
            <text:p>SetBkMode ( 0x89011a1f, OPAQUE )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595" calcext:value-type="float">
            <text:p>150595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ori_0.5.11_32_.exe</text:p>
          </table:table-cell>
          <table:table-cell office:value-type="string" calcext:value-type="string">
            <text:p>SetBkMode ( 0xb5010fce, -1546139919 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70" calcext:value-type="float">
            <text:p>142270</text:p>
          </table:table-cell>
          <table:table-cell office:value-type="string" calcext:value-type="string">
            <text:p>11:09:49.48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8" office:value-type="string" calcext:value-type="string">
            <text:p>GetSysColor ( COLOR_BTNFACE )</text:p>
          </table:table-cell>
          <table:table-cell table:style-name="ce8" office:value-type="float" office:value="15790320" calcext:value-type="float">
            <text:p>15790320</text:p>
          </table:table-cell>
          <table:table-cell/>
          <table:table-cell office:value-type="string" calcext:value-type="string">
            <text:p>0.0000019</text:p>
          </table:table-cell>
          <table:table-cell table:number-columns-repeated="9"/>
        </table:table-row>
        <table:table-row table:style-name="ro1">
          <table:table-cell office:value-type="float" office:value="142271" calcext:value-type="float">
            <text:p>142271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8" office:value-type="string" calcext:value-type="string">
            <text:p>SetBkColor ( 0x89011a1f, 15790320 )</text:p>
          </table:table-cell>
          <table:table-cell table:style-name="ce8" office:value-type="float" office:value="16777215" calcext:value-type="float">
            <text:p>16777215</text:p>
          </table:table-cell>
          <table:table-cell/>
          <table:table-cell office:value-type="string" calcext:value-type="string">
            <text:p>0.0000031</text:p>
          </table:table-cell>
          <table:table-cell table:number-columns-repeated="9"/>
        </table:table-row>
        <table:table-row table:style-name="ro1">
          <table:table-cell office:value-type="float" office:value="142272" calcext:value-type="float">
            <text:p>142272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8" office:value-type="string" calcext:value-type="string">
            <text:p>DeleteObject ( 0x00900015 )</text:p>
          </table:table-cell>
          <table:table-cell table:style-name="ce8" office:value-type="string" calcext:value-type="string">
            <text:p>TRUE</text:p>
          </table:table-cell>
          <table:table-cell/>
          <table:table-cell office:value-type="string" calcext:value-type="string">
            <text:p>0.0000072</text:p>
          </table:table-cell>
          <table:table-cell table:number-columns-repeated="9"/>
        </table:table-row>
        <table:table-row table:style-name="ro1">
          <table:table-cell office:value-type="float" office:value="142273" calcext:value-type="float">
            <text:p>142273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table:style-name="ce8" office:value-type="string" calcext:value-type="string">
            <text:p>RtlRunOnceExecuteOnce ( 0x772bc4d8, 0x768c8830, 0x0019f288, NULL )</text:p>
          </table:table-cell>
          <table:table-cell table:style-name="ce8" office:value-type="string" calcext:value-type="string">
            <text:p>STATUS_SUCCESS</text:p>
          </table:table-cell>
          <table:table-cell/>
          <table:table-cell office:value-type="string" calcext:value-type="string">
            <text:p>0.0000016</text:p>
          </table:table-cell>
          <table:table-cell table:number-columns-repeated="9"/>
        </table:table-row>
        <table:table-row table:style-name="ro1">
          <table:table-cell office:value-type="float" office:value="142274" calcext:value-type="float">
            <text:p>142274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word-setup-2.9.4.exe</text:p>
          </table:table-cell>
          <table:table-cell table:style-name="ce8" office:value-type="string" calcext:value-type="string">
            <text:p>CreateBrushIndirect ( 0x0019f3a4 )</text:p>
          </table:table-cell>
          <table:table-cell table:style-name="ce8" office:value-type="string" calcext:value-type="string">
            <text:p>0x00900015</text:p>
          </table:table-cell>
          <table:table-cell/>
          <table:table-cell office:value-type="string" calcext:value-type="string">
            <text:p>0.0000033</text:p>
          </table:table-cell>
          <table:table-cell table:number-columns-repeated="9"/>
        </table:table-row>
        <table:table-row table:style-name="ro1">
          <table:table-cell office:value-type="float" office:value="142275" calcext:value-type="float">
            <text:p>142275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IsWindow ( 0x00300e60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3</text:p>
          </table:table-cell>
          <table:table-cell/>
          <table:table-cell office:value-type="float" office:value="150596" calcext:value-type="float">
            <text:p>150596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IsWindow ( 0x000c07f8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276" calcext:value-type="float">
            <text:p>142276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AcquireSRWLockShared ( 0x72e330bc )</text:p>
          </table:table-cell>
          <table:table-cell table:number-columns-repeated="2"/>
          <table:table-cell office:value-type="string" calcext:value-type="string">
            <text:p>0.0000002</text:p>
          </table:table-cell>
          <table:table-cell/>
          <table:table-cell office:value-type="float" office:value="150597" calcext:value-type="float">
            <text:p>150597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AcquireSRWLockShared ( 0x72e330bc )</text:p>
          </table:table-cell>
          <table:table-cell table:number-columns-repeated="2"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77" calcext:value-type="float">
            <text:p>142277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GetWindowLongW ( 0x00300e60, -2 )</text:p>
          </table:table-cell>
          <table:table-cell office:value-type="float" office:value="7228000" calcext:value-type="float">
            <text:p>7228000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598" calcext:value-type="float">
            <text:p>150598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GetWindowLongW ( 0x000c07f8, -2 )</text:p>
          </table:table-cell>
          <table:table-cell office:value-type="float" office:value="58722272" calcext:value-type="float">
            <text:p>58722272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278" calcext:value-type="float">
            <text:p>142278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ReleaseSRWLockShared ( 0x72e330bc )</text:p>
          </table:table-cell>
          <table:table-cell table:number-columns-repeated="2"/>
          <table:table-cell office:value-type="string" calcext:value-type="string">
            <text:p>0.0000001</text:p>
          </table:table-cell>
          <table:table-cell/>
          <table:table-cell office:value-type="float" office:value="150599" calcext:value-type="float">
            <text:p>150599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RtlReleaseSRWLockShared ( 0x72e330bc )</text:p>
          </table:table-cell>
          <table:table-cell table:number-columns-repeated="2"/>
          <table:table-cell office:value-type="string" calcext:value-type="string">
            <text:p>0.0000001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42279" calcext:value-type="float">
            <text:p>142279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Parent ( 0x00110fb8 )</text:p>
          </table:table-cell>
          <table:table-cell office:value-type="string" calcext:value-type="string">
            <text:p>0x00300e60</text:p>
          </table:table-cell>
          <table:table-cell/>
          <table:table-cell office:value-type="string" calcext:value-type="string">
            <text:p>0.0000005</text:p>
          </table:table-cell>
          <table:table-cell/>
          <table:table-cell office:value-type="float" office:value="150600" calcext:value-type="float">
            <text:p>150600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Parent ( 0x000f0856 )</text:p>
          </table:table-cell>
          <table:table-cell office:value-type="string" calcext:value-type="string">
            <text:p>0x000c07f8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80" calcext:value-type="float">
            <text:p>142280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FillRect ( 0x89011a1f, 0x0019f87c, 0x00900015 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287</text:p>
          </table:table-cell>
          <table:table-cell/>
          <table:table-cell office:value-type="float" office:value="150601" calcext:value-type="float">
            <text:p>150601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FillRect ( 0xb5010fce, 0x0072f82c, 0x1b010000 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221</text:p>
          </table:table-cell>
        </table:table-row>
        <table:table-row table:style-name="ro1">
          <table:table-cell office:value-type="float" office:value="142281" calcext:value-type="float">
            <text:p>142281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IsThreadDesktopComposited ( <text:s/>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02" calcext:value-type="float">
            <text:p>150602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IsThreadDesktopComposited ( <text:s/>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82" calcext:value-type="float">
            <text:p>142282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TextLengthW ( 0x00110fb8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0025</text:p>
          </table:table-cell>
          <table:table-cell/>
          <table:table-cell office:value-type="float" office:value="150603" calcext:value-type="float">
            <text:p>150603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TextLengthW ( 0x000f0856 )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.0000010</text:p>
          </table:table-cell>
        </table:table-row>
        <table:table-row table:style-name="ro1">
          <table:table-cell office:value-type="float" office:value="142283" calcext:value-type="float">
            <text:p>142283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LongW ( 0x00110fb8, DWL_MSGRESULT )</text:p>
          </table:table-cell>
          <table:table-cell office:value-type="float" office:value="112924496" calcext:value-type="float">
            <text:p>112924496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04" calcext:value-type="float">
            <text:p>150604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LongW ( 0x000f0856, DWL_MSGRESULT )</text:p>
          </table:table-cell>
          <table:table-cell office:value-type="float" office:value="10796856" calcext:value-type="float">
            <text:p>10796856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84" calcext:value-type="float">
            <text:p>142284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efWindowProcW ( 0x00110fb8, WM_GETTEXTLENGTH, 0, 0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0004</text:p>
          </table:table-cell>
          <table:table-cell/>
          <table:table-cell office:value-type="float" office:value="150605" calcext:value-type="float">
            <text:p>150605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efWindowProcW ( 0x000f0856, WM_GETTEXTLENGTH, 0, 0 )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.0000003</text:p>
          </table:table-cell>
        </table:table-row>
        <table:table-row table:style-name="ro1">
          <table:table-cell office:value-type="float" office:value="142285" calcext:value-type="float">
            <text:p>142285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IsWindowEnabled ( 0x00110fb8 )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06" calcext:value-type="float">
            <text:p>150606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IsWindowEnabled ( 0x000f0856 )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0000002</text:p>
          </table:table-cell>
        </table:table-row>
        <table:table-row table:style-name="ro1">
          <table:table-cell office:value-type="float" office:value="142286" calcext:value-type="float">
            <text:p>142286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SysColorBrush ( COLOR_WINDOWTEXT )</text:p>
          </table:table-cell>
          <table:table-cell office:value-type="string" calcext:value-type="string">
            <text:p>0x0010005b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07" calcext:value-type="float">
            <text:p>150607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SysColorBrush ( COLOR_WINDOWTEXT )</text:p>
          </table:table-cell>
          <table:table-cell office:value-type="string" calcext:value-type="string">
            <text:p>0x0010005b</text:p>
          </table:table-cell>
          <table:table-cell/>
          <table:table-cell office:value-type="string" calcext:value-type="string">
            <text:p>0.0000003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ime of Day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42287" calcext:value-type="float">
            <text:p>142287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rawStateW ( 0x89011a1f, 0x0010005b, 0x736f9a00, 112924496, 1, 0, 0, 483, 13, DSS_DISABLED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19135</text:p>
          </table:table-cell>
          <table:table-cell/>
          <table:table-cell office:value-type="float" office:value="150608" calcext:value-type="float">
            <text:p>150608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rawStateW ( 0xb5010fce, 0x0010005b, 0x736f9a00, 10796856, 1, 0, 0, 483, 13, DSS_DISABLED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21837</text:p>
          </table:table-cell>
        </table:table-row>
        <table:table-row table:style-name="ro1">
          <table:table-cell office:value-type="float" office:value="142288" calcext:value-type="float">
            <text:p>142288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RtlEnterCriticalSection ( 0x76c3dcc4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09" calcext:value-type="float">
            <text:p>150609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RtlEnterCriticalSection ( 0x76c3dcc4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289" calcext:value-type="float">
            <text:p>142289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StockObject ( SYSTEM_FONT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8</text:p>
          </table:table-cell>
          <table:table-cell/>
          <table:table-cell office:value-type="float" office:value="150610" calcext:value-type="float">
            <text:p>150610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StockObject ( SYSTEM_FONT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6</text:p>
          </table:table-cell>
        </table:table-row>
        <table:table-row table:style-name="ro1">
          <table:table-cell office:value-type="float" office:value="142290" calcext:value-type="float">
            <text:p>142290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8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11" calcext:value-type="float">
            <text:p>150611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8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91" calcext:value-type="float">
            <text:p>142291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5a0122a5, 0x008a0598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6</text:p>
          </table:table-cell>
          <table:table-cell/>
          <table:table-cell office:value-type="float" office:value="150612" calcext:value-type="float">
            <text:p>150612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dc01183f, 0x008a0598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5</text:p>
          </table:table-cell>
        </table:table-row>
        <table:table-row table:style-name="ro1">
          <table:table-cell office:value-type="float" office:value="142292" calcext:value-type="float">
            <text:p>142292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0</text:p>
          </table:table-cell>
          <table:table-cell/>
          <table:table-cell office:value-type="float" office:value="150613" calcext:value-type="float">
            <text:p>150613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293" calcext:value-type="float">
            <text:p>142293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Layout ( 0x89011a1f 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14" calcext:value-type="float">
            <text:p>150614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Layout ( 0xb5010fce )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0000003</text:p>
          </table:table-cell>
        </table:table-row>
        <table:table-row table:style-name="ro1">
          <table:table-cell office:value-type="float" office:value="142294" calcext:value-type="float">
            <text:p>142294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CreateBitmap ( 484, 13, 1, 1, NULL )</text:p>
          </table:table-cell>
          <table:table-cell office:value-type="string" calcext:value-type="string">
            <text:p>0xfc0523c8</text:p>
          </table:table-cell>
          <table:table-cell/>
          <table:table-cell office:value-type="string" calcext:value-type="string">
            <text:p>0.0000146</text:p>
          </table:table-cell>
          <table:table-cell/>
          <table:table-cell office:value-type="float" office:value="150615" calcext:value-type="float">
            <text:p>150615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CreateBitmap ( 484, 13, 1, 1, NULL )</text:p>
          </table:table-cell>
          <table:table-cell office:value-type="string" calcext:value-type="string">
            <text:p>0x150512f4</text:p>
          </table:table-cell>
          <table:table-cell/>
          <table:table-cell office:value-type="string" calcext:value-type="string">
            <text:p>0.0000149</text:p>
          </table:table-cell>
        </table:table-row>
        <table:table-row table:style-name="ro1">
          <table:table-cell office:value-type="float" office:value="142295" calcext:value-type="float">
            <text:p>142295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5a0122a5, 0xfc0523c8 )</text:p>
          </table:table-cell>
          <table:table-cell office:value-type="string" calcext:value-type="string">
            <text:p>0x35052407</text:p>
          </table:table-cell>
          <table:table-cell/>
          <table:table-cell office:value-type="string" calcext:value-type="string">
            <text:p>0.0000531</text:p>
          </table:table-cell>
          <table:table-cell/>
          <table:table-cell office:value-type="float" office:value="150616" calcext:value-type="float">
            <text:p>150616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dc01183f, 0x150512f4 )</text:p>
          </table:table-cell>
          <table:table-cell office:value-type="string" calcext:value-type="string">
            <text:p>0xe60517bd</text:p>
          </table:table-cell>
          <table:table-cell/>
          <table:table-cell office:value-type="string" calcext:value-type="string">
            <text:p>0.0000054</text:p>
          </table:table-cell>
        </table:table-row>
        <table:table-row table:style-name="ro1">
          <table:table-cell office:value-type="float" office:value="142296" calcext:value-type="float">
            <text:p>142296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0</text:p>
          </table:table-cell>
          <table:table-cell/>
          <table:table-cell office:value-type="float" office:value="150617" calcext:value-type="float">
            <text:p>150617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297" calcext:value-type="float">
            <text:p>142297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DeleteObject ( 0x35052407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44</text:p>
          </table:table-cell>
          <table:table-cell/>
          <table:table-cell office:value-type="float" office:value="150618" calcext:value-type="float">
            <text:p>150618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DeleteObject ( 0xe60517bd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39</text:p>
          </table:table-cell>
        </table:table-row>
        <table:table-row table:style-name="ro1">
          <table:table-cell office:value-type="float" office:value="142298" calcext:value-type="float">
            <text:p>142298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8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19" calcext:value-type="float">
            <text:p>150619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8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299" calcext:value-type="float">
            <text:p>142299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RtlEnterCriticalSection ( 0x76a91040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20" calcext:value-type="float">
            <text:p>150620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RtlEnterCriticalSection ( 0x76a91040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00" calcext:value-type="float">
            <text:p>142300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RtlLeaveCriticalSection ( 0x76a91040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21" calcext:value-type="float">
            <text:p>150621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RtlLeaveCriticalSection ( 0x76a91040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01" calcext:value-type="float">
            <text:p>142301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PatBlt ( 0x5a0122a5, 0, 0, 484, 13, WHITENESS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48</text:p>
          </table:table-cell>
          <table:table-cell/>
          <table:table-cell office:value-type="float" office:value="150622" calcext:value-type="float">
            <text:p>150622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PatBlt ( 0xdc01183f, 0, 0, 484, 13, WHITENESS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38</text:p>
          </table:table-cell>
        </table:table-row>
        <table:table-row table:style-name="ro1">
          <table:table-cell office:value-type="float" office:value="142302" calcext:value-type="float">
            <text:p>142302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IsThreadDesktopComposited ( <text:s/>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23" calcext:value-type="float">
            <text:p>150623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i32full.dll</text:p>
          </table:table-cell>
          <table:table-cell office:value-type="string" calcext:value-type="string">
            <text:p>IsThreadDesktopComposited ( <text:s/>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03" calcext:value-type="float">
            <text:p>142303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TextCharacterExtra ( 0x89011a1f 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= Operace byla dokončena úspěšně. </text:p>
          </table:table-cell>
          <table:table-cell office:value-type="string" calcext:value-type="string">
            <text:p>0.0000003</text:p>
          </table:table-cell>
          <table:table-cell/>
          <table:table-cell office:value-type="float" office:value="150624" calcext:value-type="float">
            <text:p>150624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TextCharacterExtra ( 0xb5010fce 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= Operace byla dokončena úspěšně. </text:p>
          </table:table-cell>
          <table:table-cell office:value-type="string" calcext:value-type="string">
            <text:p>0.0000004</text:p>
          </table:table-cell>
        </table:table-row>
        <table:table-row table:style-name="ro1">
          <table:table-cell office:value-type="float" office:value="142304" calcext:value-type="float">
            <text:p>142304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tTextCharacterExtra ( 0x5a0122a5, 0 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= Operace byla dokončena úspěšně. </text:p>
          </table:table-cell>
          <table:table-cell office:value-type="string" calcext:value-type="string">
            <text:p>0.0000003</text:p>
          </table:table-cell>
          <table:table-cell/>
          <table:table-cell office:value-type="float" office:value="150625" calcext:value-type="float">
            <text:p>150625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tTextCharacterExtra ( 0xdc01183f, 0 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= Operace byla dokončena úspěšně. </text:p>
          </table:table-cell>
          <table:table-cell office:value-type="string" calcext:value-type="string">
            <text:p>0.0000004</text:p>
          </table:table-cell>
        </table:table-row>
        <table:table-row table:style-name="ro1">
          <table:table-cell office:value-type="float" office:value="142305" calcext:value-type="float">
            <text:p>142305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TextAlign ( 0x5a0122a5 )</text:p>
          </table:table-cell>
          <table:table-cell office:value-type="string" calcext:value-type="string">
            <text:p>TA_TOP | TA_NOUPDATECP | TA_LEFT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26" calcext:value-type="float">
            <text:p>150626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TextAlign ( 0xdc01183f )</text:p>
          </table:table-cell>
          <table:table-cell office:value-type="string" calcext:value-type="string">
            <text:p>TA_TOP | TA_NOUPDATECP | TA_LEFT</text:p>
          </table:table-cell>
          <table:table-cell/>
          <table:table-cell office:value-type="string" calcext:value-type="string">
            <text:p>0.0000017</text:p>
          </table:table-cell>
        </table:table-row>
        <table:table-row table:style-name="ro1">
          <table:table-cell office:value-type="float" office:value="142306" calcext:value-type="float">
            <text:p>142306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TextAlign ( 0x89011a1f )</text:p>
          </table:table-cell>
          <table:table-cell office:value-type="string" calcext:value-type="string">
            <text:p>TA_TOP | TA_NOUPDATECP | TA_LEFT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27" calcext:value-type="float">
            <text:p>150627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TextAlign ( 0xb5010fce )</text:p>
          </table:table-cell>
          <table:table-cell office:value-type="string" calcext:value-type="string">
            <text:p>TA_TOP | TA_NOUPDATECP | TA_LEFT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307" calcext:value-type="float">
            <text:p>142307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tTextAlign ( 0x5a0122a5, TA_TOP | TA_NOUPDATECP | TA_LEFT )</text:p>
          </table:table-cell>
          <table:table-cell office:value-type="string" calcext:value-type="string">
            <text:p>TA_TOP | TA_NOUPDATECP | TA_LEFT</text:p>
          </table:table-cell>
          <table:table-cell/>
          <table:table-cell office:value-type="string" calcext:value-type="string">
            <text:p>0.0000003</text:p>
          </table:table-cell>
          <table:table-cell/>
          <table:table-cell office:value-type="float" office:value="150628" calcext:value-type="float">
            <text:p>150628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tTextAlign ( 0xdc01183f, TA_TOP | TA_NOUPDATECP | TA_LEFT )</text:p>
          </table:table-cell>
          <table:table-cell office:value-type="string" calcext:value-type="string">
            <text:p>TA_TOP | TA_NOUPDATECP | TA_LEFT</text:p>
          </table:table-cell>
          <table:table-cell/>
          <table:table-cell office:value-type="string" calcext:value-type="string">
            <text:p>0.0000002</text:p>
          </table:table-cell>
        </table:table-row>
        <table:table-row table:style-name="ro1">
          <table:table-cell office:value-type="float" office:value="142308" calcext:value-type="float">
            <text:p>142308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StockObject ( SYSTEM_FONT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29" calcext:value-type="float">
            <text:p>150629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StockObject ( SYSTEM_FONT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2</text:p>
          </table:table-cell>
        </table:table-row>
        <table:table-row table:style-name="ro1">
          <table:table-cell office:value-type="float" office:value="142309" calcext:value-type="float">
            <text:p>142309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8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0</text:p>
          </table:table-cell>
          <table:table-cell/>
          <table:table-cell office:value-type="float" office:value="150630" calcext:value-type="float">
            <text:p>150630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8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10" calcext:value-type="float">
            <text:p>142310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CurrentObject ( 0x89011a1f, OBJ_FONT )</text:p>
          </table:table-cell>
          <table:table-cell office:value-type="string" calcext:value-type="string">
            <text:p>0xb20a22ac</text:p>
          </table:table-cell>
          <table:table-cell/>
          <table:table-cell office:value-type="string" calcext:value-type="string">
            <text:p>0.0000013</text:p>
          </table:table-cell>
          <table:table-cell/>
          <table:table-cell office:value-type="float" office:value="150631" calcext:value-type="float">
            <text:p>150631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GetCurrentObject ( 0xb5010fce, OBJ_FONT )</text:p>
          </table:table-cell>
          <table:table-cell office:value-type="string" calcext:value-type="string">
            <text:p>0xe70a17d4</text:p>
          </table:table-cell>
          <table:table-cell/>
          <table:table-cell office:value-type="string" calcext:value-type="string">
            <text:p>0.0000010</text:p>
          </table:table-cell>
        </table:table-row>
        <table:table-row table:style-name="ro1">
          <table:table-cell office:value-type="float" office:value="142311" calcext:value-type="float">
            <text:p>142311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89011a1f, 0x008a0598 )</text:p>
          </table:table-cell>
          <table:table-cell office:value-type="string" calcext:value-type="string">
            <text:p>0xb20a22ac</text:p>
          </table:table-cell>
          <table:table-cell/>
          <table:table-cell office:value-type="string" calcext:value-type="string">
            <text:p>0.0000004</text:p>
          </table:table-cell>
          <table:table-cell/>
          <table:table-cell office:value-type="float" office:value="150632" calcext:value-type="float">
            <text:p>150632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b5010fce, 0x008a0598 )</text:p>
          </table:table-cell>
          <table:table-cell office:value-type="string" calcext:value-type="string">
            <text:p>0xe70a17d4</text:p>
          </table:table-cell>
          <table:table-cell/>
          <table:table-cell office:value-type="string" calcext:value-type="string">
            <text:p>0.0000004</text:p>
          </table:table-cell>
        </table:table-row>
        <table:table-row table:style-name="ro1">
          <table:table-cell office:value-type="float" office:value="142312" calcext:value-type="float">
            <text:p>142312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33" calcext:value-type="float">
            <text:p>150633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13" calcext:value-type="float">
            <text:p>142313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89011a1f, 0xb20a22ac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34" calcext:value-type="float">
            <text:p>150634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b5010fce, 0xe70a17d4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02</text:p>
          </table:table-cell>
        </table:table-row>
        <table:table-row table:style-name="ro1">
          <table:table-cell office:value-type="float" office:value="142314" calcext:value-type="float">
            <text:p>142314</text:p>
          </table:table-cell>
          <table:table-cell office:value-type="string" calcext:value-type="string">
            <text:p>11:09:49.49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35" calcext:value-type="float">
            <text:p>150635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15" calcext:value-type="float">
            <text:p>142315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5a0122a5, 0xb20a22ac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73</text:p>
          </table:table-cell>
          <table:table-cell/>
          <table:table-cell office:value-type="float" office:value="150636" calcext:value-type="float">
            <text:p>150636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SelectObject ( 0xdc01183f, 0xe70a17d4 )</text:p>
          </table:table-cell>
          <table:table-cell office:value-type="string" calcext:value-type="string">
            <text:p>0x008a0598</text:p>
          </table:table-cell>
          <table:table-cell/>
          <table:table-cell office:value-type="string" calcext:value-type="string">
            <text:p>0.0000054</text:p>
          </table:table-cell>
        </table:table-row>
        <table:table-row table:style-name="ro1">
          <table:table-cell office:value-type="float" office:value="142316" calcext:value-type="float">
            <text:p>142316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19f53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37" calcext:value-type="float">
            <text:p>150637</text:p>
          </table:table-cell>
          <table:table-cell office:value-type="string" calcext:value-type="string">
            <text:p>10:05:50.971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NELBASE.dll</text:p>
          </table:table-cell>
          <table:table-cell office:value-type="string" calcext:value-type="string">
            <text:p>RtlRunOnceExecuteOnce ( 0x772bc4d8, 0x768c8830, 0x0072f4e0, NULL )</text:p>
          </table:table-cell>
          <table:table-cell office:value-type="string" calcext:value-type="string">
            <text:p>STATUS_SUCCESS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17" calcext:value-type="float">
            <text:p>142317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TextLengthW ( 0x00110fb8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0012</text:p>
          </table:table-cell>
          <table:table-cell/>
          <table:table-cell office:value-type="float" office:value="150638" calcext:value-type="float">
            <text:p>150638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TextLengthW ( 0x000f0856 )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.0000004</text:p>
          </table:table-cell>
        </table:table-row>
        <table:table-row table:style-name="ro1">
          <table:table-cell office:value-type="float" office:value="142318" calcext:value-type="float">
            <text:p>142318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LongW ( 0x00110fb8, DWL_MSGRESULT )</text:p>
          </table:table-cell>
          <table:table-cell office:value-type="float" office:value="112924496" calcext:value-type="float">
            <text:p>112924496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39" calcext:value-type="float">
            <text:p>150639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LongW ( 0x000f0856, DWL_MSGRESULT )</text:p>
          </table:table-cell>
          <table:table-cell office:value-type="float" office:value="10796856" calcext:value-type="float">
            <text:p>10796856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319" calcext:value-type="float">
            <text:p>142319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efWindowProcW ( 0x00110fb8, WM_GETTEXTLENGTH, 0, 0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40" calcext:value-type="float">
            <text:p>150640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efWindowProcW ( 0x000f0856, WM_GETTEXTLENGTH, 0, 0 )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20" calcext:value-type="float">
            <text:p>142320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SetRect ( 0x0019f60c, 0, 0, 483, 13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41" calcext:value-type="float">
            <text:p>150641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SetRect ( 0x0072f5bc, 0, 0, 483, 13 )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21" calcext:value-type="float">
            <text:p>142321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TextW ( 0x00110fb8, 0x06bb1f58, 14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0008</text:p>
          </table:table-cell>
          <table:table-cell/>
          <table:table-cell office:value-type="float" office:value="150642" calcext:value-type="float">
            <text:p>150642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TextW ( 0x000f0856, 0x009fb168, 37 )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.0000009</text:p>
          </table:table-cell>
        </table:table-row>
        <table:table-row table:style-name="ro1">
          <table:table-cell office:value-type="float" office:value="142322" calcext:value-type="float">
            <text:p>142322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LongW ( 0x00110fb8, DWL_MSGRESULT )</text:p>
          </table:table-cell>
          <table:table-cell office:value-type="float" office:value="112924496" calcext:value-type="float">
            <text:p>112924496</text:p>
          </table:table-cell>
          <table:table-cell/>
          <table:table-cell office:value-type="string" calcext:value-type="string">
            <text:p>0.0000000</text:p>
          </table:table-cell>
          <table:table-cell/>
          <table:table-cell office:value-type="float" office:value="150643" calcext:value-type="float">
            <text:p>150643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GetWindowLongW ( 0x000f0856, DWL_MSGRESULT )</text:p>
          </table:table-cell>
          <table:table-cell office:value-type="float" office:value="10796856" calcext:value-type="float">
            <text:p>10796856</text:p>
          </table:table-cell>
          <table:table-cell/>
          <table:table-cell office:value-type="string" calcext:value-type="string">
            <text:p>0.0000000</text:p>
          </table:table-cell>
        </table:table-row>
        <table:table-row table:style-name="ro1">
          <table:table-cell office:value-type="float" office:value="142323" calcext:value-type="float">
            <text:p>142323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efWindowProcW ( 0x00110fb8, WM_GETTEXT, 14, 112926552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0003</text:p>
          </table:table-cell>
          <table:table-cell/>
          <table:table-cell office:value-type="float" office:value="150644" calcext:value-type="float">
            <text:p>150644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efWindowProcW ( 0x000f0856, WM_GETTEXT, 37, 10465640 )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.0000006</text:p>
          </table:table-cell>
        </table:table-row>
        <table:table-row table:style-name="ro1">
          <table:table-cell office:value-type="float" office:value="142324" calcext:value-type="float">
            <text:p>142324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memcpy ( 0x06bb1f58, 0x00dc03e0, 26 )</text:p>
          </table:table-cell>
          <table:table-cell office:value-type="string" calcext:value-type="string">
            <text:p>0x06bb1f58</text:p>
          </table:table-cell>
          <table:table-cell/>
          <table:table-cell office:value-type="string" calcext:value-type="string">
            <text:p>0.0000001</text:p>
          </table:table-cell>
          <table:table-cell/>
          <table:table-cell office:value-type="float" office:value="150645" calcext:value-type="float">
            <text:p>150645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memcpy ( 0x009fb168, 0x01539240, 72 )</text:p>
          </table:table-cell>
          <table:table-cell office:value-type="string" calcext:value-type="string">
            <text:p>0x009fb168</text:p>
          </table:table-cell>
          <table:table-cell/>
          <table:table-cell office:value-type="string" calcext:value-type="string">
            <text:p>0.0000002</text:p>
          </table:table-cell>
        </table:table-row>
        <table:table-row table:style-name="ro1">
          <table:table-cell office:value-type="float" office:value="142325" calcext:value-type="float">
            <text:p>142325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IsWindowEnabled ( 0x00110fb8 )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0000002</text:p>
          </table:table-cell>
          <table:table-cell/>
          <table:table-cell office:value-type="float" office:value="150646" calcext:value-type="float">
            <text:p>150646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IsWindowEnabled ( 0x000f0856 )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0000001</text:p>
          </table:table-cell>
        </table:table-row>
        <table:table-row table:style-name="ro1">
          <table:table-cell office:value-type="float" office:value="142326" calcext:value-type="float">
            <text:p>142326</text:p>
          </table:table-cell>
          <table:table-cell office:value-type="string" calcext:value-type="string">
            <text:p>11:09:49.493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rawTextW ( 0x5a0122a5, "AbiWord 2.9.4", 13, 0x0019f60c, DT_EXPANDTABS | DT_HIDEPREFIX | DT_NOCLIP | DT_WORDBREAK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1547</text:p>
          </table:table-cell>
          <table:table-cell/>
          <table:table-cell office:value-type="float" office:value="150647" calcext:value-type="float">
            <text:p>150647</text:p>
          </table:table-cell>
          <table:table-cell office:value-type="string" calcext:value-type="string">
            <text:p>10:05:50.972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rawTextW ( 0xdc01183f, "Midori 0.5.11 installer (NSIS v2.46)", 36, 0x0072f5bc, DT_EXPANDTABS | DT_HIDEPREFIX | DT_NOCLIP | DT_WORDBREAK 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03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.00.0000</text:date>, <text:time style:data-style-name="N2" text:time-value="11:33:26.418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1:13:32.609000000</meta:creation-date>
    <dc:date>2024-06-29T13:30:04.519000000</dc:date>
    <meta:editing-duration>PT2H13M16S</meta:editing-duration>
    <meta:editing-cycles>5</meta:editing-cycles>
    <meta:generator>LibreOffice/7.5.3.2$Windows_X86_64 LibreOffice_project/9f56dff12ba03b9acd7730a5a481eea045e468f3</meta:generator>
    <meta:document-statistic meta:table-count="1" meta:cell-count="921" meta:object-count="0"/>
  </office:meta>
</office:document-meta>
</file>